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2mm"/>
    </style:style>
    <style:style style:name="co2" style:family="table-column">
      <style:table-column-properties fo:break-before="auto" style:column-width="25.9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17.71mm"/>
    </style:style>
    <style:style style:name="co7" style:family="table-column">
      <style:table-column-properties fo:break-before="auto" style:column-width="7.23mm"/>
    </style:style>
    <style:style style:name="co8" style:family="table-column">
      <style:table-column-properties fo:break-before="auto" style:column-width="9.19mm"/>
    </style:style>
    <style:style style:name="co9" style:family="table-column">
      <style:table-column-properties fo:break-before="auto" style:column-width="11.15mm"/>
    </style:style>
    <style:style style:name="co10" style:family="table-column">
      <style:table-column-properties fo:break-before="auto" style:column-width="10.87mm"/>
    </style:style>
    <style:style style:name="co11" style:family="table-column">
      <style:table-column-properties fo:break-before="auto" style:column-width="13.65mm"/>
    </style:style>
    <style:style style:name="co12" style:family="table-column">
      <style:table-column-properties fo:break-before="auto" style:column-width="24.47mm"/>
    </style:style>
    <style:style style:name="co13" style:family="table-column">
      <style:table-column-properties fo:break-before="auto" style:column-width="6.12mm"/>
    </style:style>
    <style:style style:name="co14" style:family="table-column">
      <style:table-column-properties fo:break-before="auto" style:column-width="19.54mm"/>
    </style:style>
    <style:style style:name="co15" style:family="table-column">
      <style:table-column-properties fo:break-before="auto" style:column-width="20.94mm"/>
    </style:style>
    <style:style style:name="co16" style:family="table-column">
      <style:table-column-properties fo:break-before="auto" style:column-width="18.98mm"/>
    </style:style>
    <style:style style:name="co17" style:family="table-column">
      <style:table-column-properties fo:break-before="auto" style:column-width="6.95mm"/>
    </style:style>
    <style:style style:name="co18" style:family="table-column">
      <style:table-column-properties fo:break-before="auto" style:column-width="24.85mm"/>
    </style:style>
    <style:style style:name="co19" style:family="table-column">
      <style:table-column-properties fo:break-before="auto" style:column-width="15.91mm"/>
    </style:style>
    <style:style style:name="co20" style:family="table-column">
      <style:table-column-properties fo:break-before="auto" style:column-width="20.11mm"/>
    </style:style>
    <style:style style:name="co21" style:family="table-column">
      <style:table-column-properties fo:break-before="auto" style:column-width="20.66mm"/>
    </style:style>
    <style:style style:name="co22" style:family="table-column">
      <style:table-column-properties fo:break-before="auto" style:column-width="20.37mm"/>
    </style:style>
    <style:style style:name="co23" style:family="table-column">
      <style:table-column-properties fo:break-before="auto" style:column-width="16.86mm"/>
    </style:style>
    <style:style style:name="co24" style:family="table-column">
      <style:table-column-properties fo:break-before="auto" style:column-width="18.7mm"/>
    </style:style>
    <style:style style:name="co25" style:family="table-column">
      <style:table-column-properties fo:break-before="auto" style:column-width="16.7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5.03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76mm" fo:break-before="auto" style:use-optimal-row-height="tru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7" style:family="table-cell" style:parent-style-name="Default">
      <style:table-cell-properties fo:padding="0.71mm"/>
    </style:style>
    <style:style style:name="ce188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195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96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97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98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style:diagonal-bl-tr="none" style:diagonal-tl-br="none" fo:border="1.76pt solid #333333" fo:padding="0.71mm" style:rotation-align="none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6" style:family="table-cell" style:parent-style-name="Default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5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227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230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231" style:family="table-cell" style:parent-style-name="Default">
      <style:table-cell-properties fo:border-bottom="0.74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23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23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23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23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72" style:family="table-cell" style:parent-style-name="Default">
      <style:table-cell-properties fo:border-bottom="0.74pt solid #101010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23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23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24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24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77" style:family="table-cell" style:parent-style-name="Default" style:data-style-name="N116">
      <style:table-cell-properties fo:border-bottom="0.74pt solid #101010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24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 style:data-style-name="N0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80" style:family="table-cell" style:parent-style-name="Default" style:data-style-name="N0">
      <style:table-cell-properties fo:border-bottom="0.74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8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24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2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56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257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258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5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26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26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264" style:family="table-cell" style:parent-style-name="Default" style:data-style-name="N3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65" style:family="table-cell" style:parent-style-name="Default">
      <style:table-cell-properties fo:padding="0.71mm"/>
      <style:text-properties style:font-name="Arial" style:font-name-asian="Microsoft YaHei" style:font-name-complex="Arial"/>
    </style:style>
    <style:style style:name="ce266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267" style:family="table-cell" style:parent-style-name="Default" style:data-style-name="N1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68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269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270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71" style:family="table-cell" style:parent-style-name="Default" style:data-style-name="N121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72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276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2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8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9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0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1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3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4" style:family="table-cell" style:parent-style-name="Default" style:data-style-name="N0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5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6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28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9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0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1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2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3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2.9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87"/>
        <table:table-column table:style-name="co2" table:default-cell-style-name="ce187"/>
        <table:table-column table:style-name="co3" table:default-cell-style-name="ce187"/>
        <table:table-column table:style-name="co4" table:default-cell-style-name="ce187"/>
        <table:table-column table:style-name="co5" table:default-cell-style-name="ce187"/>
        <table:table-column table:style-name="co6" table:number-columns-repeated="252" table:default-cell-style-name="ce187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88" office:value-type="string" calcext:value-type="string">
            <text:p>STUDENT</text:p>
          </table:table-cell>
          <table:table-cell table:style-name="ce193" office:value-type="string" calcext:value-type="string">
            <text:p>ILOŚĆ PYTAŃ</text:p>
          </table:table-cell>
          <table:table-cell table:style-name="ce193" office:value-type="string" calcext:value-type="string">
            <text:p>DOBRE ODPOWIEDZI</text:p>
          </table:table-cell>
          <table:table-cell table:style-name="ce193" office:value-type="string" calcext:value-type="string">
            <text:p>% DOBRYCH ODPOWIEDZI</text:p>
          </table:table-cell>
          <table:table-cell table:style-name="ce200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189" office:value-type="string" calcext:value-type="string">
            <text:p>Student 1</text:p>
          </table:table-cell>
          <table:table-cell table:style-name="ce194" office:value-type="float" office:value="100" calcext:value-type="float">
            <text:p>100</text:p>
          </table:table-cell>
          <table:table-cell table:style-name="ce196" office:value-type="float" office:value="43" calcext:value-type="float">
            <text:p>43</text:p>
          </table:table-cell>
          <table:table-cell table:style-name="ce198" table:formula="of:=[.C3]/[.B3]" office:value-type="percentage" office:value="0.43" calcext:value-type="percentage">
            <text:p>43,00%</text:p>
          </table:table-cell>
          <table:table-cell table:style-name="ce201" table:formula="of:=IF([.D3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89" office:value-type="string" calcext:value-type="string">
            <text:p>Student 2</text:p>
          </table:table-cell>
          <table:table-cell table:style-name="ce194" office:value-type="float" office:value="45" calcext:value-type="float">
            <text:p>45</text:p>
          </table:table-cell>
          <table:table-cell table:style-name="ce196" office:value-type="float" office:value="33" calcext:value-type="float">
            <text:p>33</text:p>
          </table:table-cell>
          <table:table-cell table:style-name="ce198" table:formula="of:=[.C4]/[.B4]" office:value-type="percentage" office:value="0.733333333333333" calcext:value-type="percentage">
            <text:p>73,33%</text:p>
          </table:table-cell>
          <table:table-cell table:style-name="ce201" table:formula="of:=IF([.D4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89" office:value-type="string" calcext:value-type="string">
            <text:p>Student 3</text:p>
          </table:table-cell>
          <table:table-cell table:style-name="ce194" office:value-type="float" office:value="60" calcext:value-type="float">
            <text:p>60</text:p>
          </table:table-cell>
          <table:table-cell table:style-name="ce196" office:value-type="float" office:value="52" calcext:value-type="float">
            <text:p>52</text:p>
          </table:table-cell>
          <table:table-cell table:style-name="ce198" table:formula="of:=[.C5]/[.B5]" office:value-type="percentage" office:value="0.866666666666667" calcext:value-type="percentage">
            <text:p>86,67%</text:p>
          </table:table-cell>
          <table:table-cell table:style-name="ce201" table:formula="of:=IF([.D5]&gt;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189" office:value-type="string" calcext:value-type="string">
            <text:p>Student 4</text:p>
          </table:table-cell>
          <table:table-cell table:style-name="ce194" office:value-type="float" office:value="70" calcext:value-type="float">
            <text:p>70</text:p>
          </table:table-cell>
          <table:table-cell table:style-name="ce196" office:value-type="float" office:value="50" calcext:value-type="float">
            <text:p>50</text:p>
          </table:table-cell>
          <table:table-cell table:style-name="ce198" table:formula="of:=[.C6]/[.B6]" office:value-type="percentage" office:value="0.714285714285714" calcext:value-type="percentage">
            <text:p>71,43%</text:p>
          </table:table-cell>
          <table:table-cell table:style-name="ce201" table:formula="of:=IF([.D6]&gt;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90" office:value-type="string" calcext:value-type="string">
            <text:p>Student 5</text:p>
          </table:table-cell>
          <table:table-cell table:style-name="ce195" office:value-type="float" office:value="55" calcext:value-type="float">
            <text:p>55</text:p>
          </table:table-cell>
          <table:table-cell table:style-name="ce197" office:value-type="float" office:value="45" calcext:value-type="float">
            <text:p>45</text:p>
          </table:table-cell>
          <table:table-cell table:style-name="ce198" table:formula="of:=[.C7]/[.B7]" office:value-type="percentage" office:value="0.818181818181818" calcext:value-type="percentage">
            <text:p>81,82%</text:p>
          </table:table-cell>
          <table:table-cell table:style-name="ce201" table:formula="of:=IF([.D7]&gt;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191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4.95mm" svg:height="127.63mm" svg:x="187.62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87"/>
        <table:table-column table:style-name="co8" table:default-cell-style-name="ce187"/>
        <table:table-column table:style-name="co9" table:number-columns-repeated="3" table:default-cell-style-name="ce187"/>
        <table:table-column table:style-name="co10" table:default-cell-style-name="ce187"/>
        <table:table-column table:style-name="co9" table:number-columns-repeated="4" table:default-cell-style-name="ce187"/>
        <table:table-column table:style-name="co11" table:default-cell-style-name="ce187"/>
        <table:table-column table:style-name="co12" table:default-cell-style-name="ce187"/>
        <table:table-column table:style-name="co6" table:number-columns-repeated="244" table:default-cell-style-name="ce187"/>
        <table:table-column table:style-name="co6" table:number-columns-repeated="767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22" office:value-type="string" calcext:value-type="string" table:number-columns-spanned="1" table:number-rows-spanned="2">
            <text:p>Lp</text:p>
          </table:table-cell>
          <table:table-cell table:style-name="ce43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5">
          <table:covered-table-cell table:style-name="ce22"/>
          <table:covered-table-cell table:style-name="ce43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34" table:formula="of:=IF([.K4]&gt;=4.75;&quot;tak&quot;;&quot;&quot;)">
            <text:p/>
          </table:table-cell>
          <table:table-cell table:style-name="ce37" table:formula="of:=IF([.K4]&gt;5;&quot;pióro&quot;;IF([.K4]&gt;4.85;&quot;książka&quot;;IF([.K4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34" table:formula="of:=IF([.K5]&gt;=4.75;&quot;tak&quot;;&quot;&quot;)" office:value-type="string" office:string-value="tak" calcext:value-type="string">
            <text:p>tak</text:p>
          </table:table-cell>
          <table:table-cell table:style-name="ce37" table:formula="of:=IF([.K5]&gt;5;&quot;pióro&quot;;IF([.K5]&gt;4.85;&quot;książka&quot;;IF([.K5]&gt;=4.75;&quot;dyplom&quot;;&quot;&quot;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34" table:formula="of:=IF([.K6]&gt;=4.75;&quot;tak&quot;;&quot;&quot;)">
            <text:p/>
          </table:table-cell>
          <table:table-cell table:style-name="ce37" table:formula="of:=IF([.K6]&gt;5;&quot;pióro&quot;;IF([.K6]&gt;4.85;&quot;książka&quot;;IF([.K6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34" table:formula="of:=IF([.K7]&gt;=4.75;&quot;tak&quot;;&quot;&quot;)">
            <text:p/>
          </table:table-cell>
          <table:table-cell table:style-name="ce37" table:formula="of:=IF([.K7]&gt;5;&quot;pióro&quot;;IF([.K7]&gt;4.85;&quot;książka&quot;;IF([.K7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34" table:formula="of:=IF([.K8]&gt;=4.75;&quot;tak&quot;;&quot;&quot;)">
            <text:p/>
          </table:table-cell>
          <table:table-cell table:style-name="ce37" table:formula="of:=IF([.K8]&gt;5;&quot;pióro&quot;;IF([.K8]&gt;4.85;&quot;książka&quot;;IF([.K8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34" table:formula="of:=IF([.K9]&gt;=4.75;&quot;tak&quot;;&quot;&quot;)">
            <text:p/>
          </table:table-cell>
          <table:table-cell table:style-name="ce37" table:formula="of:=IF([.K9]&gt;5;&quot;pióro&quot;;IF([.K9]&gt;4.85;&quot;książka&quot;;IF([.K9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34" table:formula="of:=IF([.K10]&gt;=4.75;&quot;tak&quot;;&quot;&quot;)">
            <text:p/>
          </table:table-cell>
          <table:table-cell table:style-name="ce37" table:formula="of:=IF([.K10]&gt;5;&quot;pióro&quot;;IF([.K10]&gt;4.85;&quot;książka&quot;;IF([.K10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34" table:formula="of:=IF([.K11]&gt;=4.75;&quot;tak&quot;;&quot;&quot;)">
            <text:p/>
          </table:table-cell>
          <table:table-cell table:style-name="ce37" table:formula="of:=IF([.K11]&gt;5;&quot;pióro&quot;;IF([.K11]&gt;4.85;&quot;książka&quot;;IF([.K11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34" table:formula="of:=IF([.K12]&gt;=4.75;&quot;tak&quot;;&quot;&quot;)">
            <text:p/>
          </table:table-cell>
          <table:table-cell table:style-name="ce37" table:formula="of:=IF([.K12]&gt;5;&quot;pióro&quot;;IF([.K12]&gt;4.85;&quot;książka&quot;;IF([.K12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34" table:formula="of:=IF([.K13]&gt;=4.75;&quot;tak&quot;;&quot;&quot;)">
            <text:p/>
          </table:table-cell>
          <table:table-cell table:style-name="ce37" table:formula="of:=IF([.K13]&gt;5;&quot;pióro&quot;;IF([.K13]&gt;4.85;&quot;książka&quot;;IF([.K13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34" table:formula="of:=IF([.K14]&gt;=4.75;&quot;tak&quot;;&quot;&quot;)">
            <text:p/>
          </table:table-cell>
          <table:table-cell table:style-name="ce37" table:formula="of:=IF([.K14]&gt;5;&quot;pióro&quot;;IF([.K14]&gt;4.85;&quot;książka&quot;;IF([.K14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34" table:formula="of:=IF([.K15]&gt;=4.75;&quot;tak&quot;;&quot;&quot;)">
            <text:p/>
          </table:table-cell>
          <table:table-cell table:style-name="ce37" table:formula="of:=IF([.K15]&gt;5;&quot;pióro&quot;;IF([.K15]&gt;4.85;&quot;książka&quot;;IF([.K15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34" table:formula="of:=IF([.K16]&gt;=4.75;&quot;tak&quot;;&quot;&quot;)" office:value-type="string" office:string-value="tak" calcext:value-type="string">
            <text:p>tak</text:p>
          </table:table-cell>
          <table:table-cell table:style-name="ce37" table:formula="of:=IF([.K16]&gt;5;&quot;pióro&quot;;IF([.K16]&gt;4.85;&quot;książka&quot;;IF([.K16]&gt;=4.75;&quot;dyplom&quot;;&quot;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34" table:formula="of:=IF([.K17]&gt;=4.75;&quot;tak&quot;;&quot;&quot;)">
            <text:p/>
          </table:table-cell>
          <table:table-cell table:style-name="ce37" table:formula="of:=IF([.K17]&gt;5;&quot;pióro&quot;;IF([.K17]&gt;4.85;&quot;książka&quot;;IF([.K17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34" table:formula="of:=IF([.K18]&gt;=4.75;&quot;tak&quot;;&quot;&quot;)" office:value-type="string" office:string-value="tak" calcext:value-type="string">
            <text:p>tak</text:p>
          </table:table-cell>
          <table:table-cell table:style-name="ce37" table:formula="of:=IF([.K18]&gt;5;&quot;pióro&quot;;IF([.K18]&gt;4.85;&quot;książka&quot;;IF([.K18]&gt;=4.75;&quot;dyplom&quot;;&quot;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34" table:formula="of:=IF([.K19]&gt;=4.75;&quot;tak&quot;;&quot;&quot;)">
            <text:p/>
          </table:table-cell>
          <table:table-cell table:style-name="ce37" table:formula="of:=IF([.K19]&gt;5;&quot;pióro&quot;;IF([.K19]&gt;4.85;&quot;książka&quot;;IF([.K19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34" table:formula="of:=IF([.K20]&gt;=4.75;&quot;tak&quot;;&quot;&quot;)">
            <text:p/>
          </table:table-cell>
          <table:table-cell table:style-name="ce37" table:formula="of:=IF([.K20]&gt;5;&quot;pióro&quot;;IF([.K20]&gt;4.85;&quot;książka&quot;;IF([.K20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34" table:formula="of:=IF([.K21]&gt;=4.75;&quot;tak&quot;;&quot;&quot;)">
            <text:p/>
          </table:table-cell>
          <table:table-cell table:style-name="ce37" table:formula="of:=IF([.K21]&gt;5;&quot;pióro&quot;;IF([.K21]&gt;4.85;&quot;książka&quot;;IF([.K21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34" table:formula="of:=IF([.K22]&gt;=4.75;&quot;tak&quot;;&quot;&quot;)">
            <text:p/>
          </table:table-cell>
          <table:table-cell table:style-name="ce37" table:formula="of:=IF([.K22]&gt;5;&quot;pióro&quot;;IF([.K22]&gt;4.85;&quot;książka&quot;;IF([.K22]&gt;=4.75;&quot;dyplom&quot;;&quot;&quot;))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34" table:formula="of:=IF([.K23]&gt;=4.75;&quot;tak&quot;;&quot;&quot;)" office:value-type="string" office:string-value="tak" calcext:value-type="string">
            <text:p>tak</text:p>
          </table:table-cell>
          <table:table-cell table:style-name="ce37" table:formula="of:=IF([.K23]&gt;5;&quot;pióro&quot;;IF([.K23]&gt;4.85;&quot;książka&quot;;IF([.K23]&gt;=4.75;&quot;dyplom&quot;;&quot;&quot;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34" table:formula="of:=IF([.K24]&gt;=4.75;&quot;tak&quot;;&quot;&quot;)">
            <text:p/>
          </table:table-cell>
          <table:table-cell table:style-name="ce37" table:formula="of:=IF([.K24]&gt;5;&quot;pióro&quot;;IF([.K24]&gt;4.85;&quot;książka&quot;;IF([.K24]&gt;=4.75;&quot;dyplom&quot;;&quot;&quot;)))">
            <text:p/>
          </table:table-cell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3:.C24])" office:value-type="float" office:value="3.95238095238095" calcext:value-type="float">
            <text:p>3,95</text:p>
          </table:table-cell>
          <table:table-cell table:style-name="ce29" table:formula="of:=AVERAGE([.D3:.D24])" office:value-type="float" office:value="3.61904761904762" calcext:value-type="float">
            <text:p>3,62</text:p>
          </table:table-cell>
          <table:table-cell table:style-name="ce29" table:formula="of:=AVERAGE([.E3:.E24])" office:value-type="float" office:value="3.47619047619048" calcext:value-type="float">
            <text:p>3,48</text:p>
          </table:table-cell>
          <table:table-cell table:style-name="ce29" table:formula="of:=AVERAGE([.F3:.F24])" office:value-type="float" office:value="3.76190476190476" calcext:value-type="float">
            <text:p>3,76</text:p>
          </table:table-cell>
          <table:table-cell table:style-name="ce29" table:formula="of:=AVERAGE([.G3:.G24])" office:value-type="float" office:value="3.61904761904762" calcext:value-type="float">
            <text:p>3,62</text:p>
          </table:table-cell>
          <table:table-cell table:style-name="ce29" table:formula="of:=AVERAGE([.H3:.H24])" office:value-type="float" office:value="3.76190476190476" calcext:value-type="float">
            <text:p>3,76</text:p>
          </table:table-cell>
          <table:table-cell table:style-name="ce29" table:formula="of:=AVERAGE([.I3:.I24])" office:value-type="float" office:value="3.47619047619048" calcext:value-type="float">
            <text:p>3,48</text:p>
          </table:table-cell>
          <table:table-cell table:style-name="ce29" table:formula="of:=AVERAGE([.J3:.J24])" office:value-type="float" office:value="3.71428571428571" calcext:value-type="float">
            <text:p>3,71</text:p>
          </table:table-cell>
          <table:table-cell table:style-name="ce29" table:formula="of:=AVERAGE([.K3:.K24])" office:value-type="float" office:value="3.67261904761905" calcext:value-type="float">
            <text:p>3,67</text:p>
          </table:table-cell>
          <table:table-cell table:style-name="ce35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C25:.J25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3" table:formula="of:=COUNTIF([.L3:.L25];&quot;tak&quot;)" office:value-type="float" office:value="4" calcext:value-type="float">
            <text:p>4</text:p>
          </table:table-cell>
          <table:table-cell table:style-name="ce36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87"/>
        <table:table-column table:style-name="co14" table:default-cell-style-name="ce187"/>
        <table:table-column table:style-name="co15" table:default-cell-style-name="ce187"/>
        <table:table-column table:style-name="co6" table:default-cell-style-name="ce187"/>
        <table:table-column table:style-name="co16" table:default-cell-style-name="ce187"/>
        <table:table-column table:style-name="co6" table:number-columns-repeated="252" table:default-cell-style-name="ce187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225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232"/>
          <table:table-cell table:style-name="ce238"/>
          <table:table-cell table:number-columns-repeated="1020"/>
        </table:table-row>
        <table:table-row table:style-name="ro1">
          <table:table-cell/>
          <table:table-cell table:style-name="ce226"/>
          <table:table-cell table:style-name="ce233"/>
          <table:table-cell table:style-name="ce239"/>
          <table:table-cell table:number-columns-repeated="1020"/>
        </table:table-row>
        <table:table-row table:style-name="ro1">
          <table:table-cell/>
          <table:table-cell table:style-name="ce226" office:value-type="string" calcext:value-type="string">
            <text:p>&lt;18,5</text:p>
          </table:table-cell>
          <table:table-cell table:style-name="ce233" office:value-type="string" calcext:value-type="string">
            <text:p>niedowaga</text:p>
          </table:table-cell>
          <table:table-cell table:style-name="ce239"/>
          <table:table-cell table:number-columns-repeated="1020"/>
        </table:table-row>
        <table:table-row table:style-name="ro1">
          <table:table-cell/>
          <table:table-cell table:style-name="ce226" office:value-type="string" calcext:value-type="string">
            <text:p>18,5-24,9</text:p>
          </table:table-cell>
          <table:table-cell table:style-name="ce233" office:value-type="string" calcext:value-type="string">
            <text:p>norma</text:p>
          </table:table-cell>
          <table:table-cell table:style-name="ce239"/>
          <table:table-cell table:number-columns-repeated="1020"/>
        </table:table-row>
        <table:table-row table:style-name="ro1">
          <table:table-cell/>
          <table:table-cell table:style-name="ce226" office:value-type="string" calcext:value-type="string">
            <text:p>&gt;=25</text:p>
          </table:table-cell>
          <table:table-cell table:style-name="ce233" office:value-type="string" calcext:value-type="string">
            <text:p>nadwaga</text:p>
          </table:table-cell>
          <table:table-cell table:style-name="ce239"/>
          <table:table-cell table:number-columns-repeated="1020"/>
        </table:table-row>
        <table:table-row table:style-name="ro1">
          <table:table-cell/>
          <table:table-cell table:style-name="ce227" office:value-type="string" calcext:value-type="string">
            <text:p>&gt;=30</text:p>
          </table:table-cell>
          <table:table-cell table:style-name="ce234" office:value-type="string" calcext:value-type="string">
            <text:p>otyłość</text:p>
          </table:table-cell>
          <table:table-cell table:style-name="ce24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8" office:value-type="string" calcext:value-type="string">
            <text:p>masa</text:p>
          </table:table-cell>
          <table:table-cell table:style-name="ce235" office:value-type="string" calcext:value-type="string">
            <text:p>wzrost</text:p>
          </table:table-cell>
          <table:table-cell table:style-name="ce235" office:value-type="string" calcext:value-type="string">
            <text:p>BMI</text:p>
          </table:table-cell>
          <table:table-cell table:style-name="ce24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229" office:value-type="float" office:value="65" calcext:value-type="float">
            <text:p>65</text:p>
          </table:table-cell>
          <table:table-cell table:style-name="ce236" office:value-type="float" office:value="1.65" calcext:value-type="float">
            <text:p>1,65</text:p>
          </table:table-cell>
          <table:table-cell table:style-name="ce241" table:formula="of:=[.B10]/([.C10]^2)" office:value-type="float" office:value="23.8751147842057" calcext:value-type="float">
            <text:p>23,9</text:p>
          </table:table-cell>
          <table:table-cell table:style-name="ce243" table:formula="of:=IF([.D10]&gt;=30;&quot;otyłość&quot;;IF([.D10]&gt;=25;&quot;nadwaga&quot;;IF([.D10]&gt;=18.5;&quot;norma&quot;;&quot;niedowaga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229" office:value-type="float" office:value="96" calcext:value-type="float">
            <text:p>96</text:p>
          </table:table-cell>
          <table:table-cell table:style-name="ce236" office:value-type="float" office:value="1.91" calcext:value-type="float">
            <text:p>1,91</text:p>
          </table:table-cell>
          <table:table-cell table:style-name="ce241" table:formula="of:=[.B11]/([.C11]^2)" office:value-type="float" office:value="26.3150681176503" calcext:value-type="float">
            <text:p>26,3</text:p>
          </table:table-cell>
          <table:table-cell table:style-name="ce243" table:formula="of:=IF([.D11]&gt;=30;&quot;otyłość&quot;;IF([.D11]&gt;=25;&quot;nadwaga&quot;;IF([.D11]&gt;=18.5;&quot;norma&quot;;&quot;niedowaga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229" office:value-type="float" office:value="88" calcext:value-type="float">
            <text:p>88</text:p>
          </table:table-cell>
          <table:table-cell table:style-name="ce236" office:value-type="float" office:value="1.7" calcext:value-type="float">
            <text:p>1,7</text:p>
          </table:table-cell>
          <table:table-cell table:style-name="ce241" table:formula="of:=[.B12]/([.C12]^2)" office:value-type="float" office:value="30.4498269896194" calcext:value-type="float">
            <text:p>30,4</text:p>
          </table:table-cell>
          <table:table-cell table:style-name="ce243" table:formula="of:=IF([.D12]&gt;=30;&quot;otyłość&quot;;IF([.D12]&gt;=25;&quot;nadwaga&quot;;IF([.D12]&gt;=18.5;&quot;norma&quot;;&quot;niedowaga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230" office:value-type="float" office:value="59" calcext:value-type="float">
            <text:p>59</text:p>
          </table:table-cell>
          <table:table-cell table:style-name="ce237" office:value-type="float" office:value="1.8" calcext:value-type="float">
            <text:p>1,8</text:p>
          </table:table-cell>
          <table:table-cell table:style-name="ce241" table:formula="of:=[.B13]/([.C13]^2)" office:value-type="float" office:value="18.2098765432099" calcext:value-type="float">
            <text:p>18,2</text:p>
          </table:table-cell>
          <table:table-cell table:style-name="ce243" table:formula="of:=IF([.D13]&gt;=30;&quot;otyłość&quot;;IF([.D13]&gt;=25;&quot;nadwaga&quot;;IF([.D13]&gt;=18.5;&quot;norma&quot;;&quot;niedowaga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231" office:value-type="float" office:value="70" calcext:value-type="float">
            <text:p>70</text:p>
          </table:table-cell>
          <table:table-cell table:style-name="ce72" office:value-type="float" office:value="1.9" calcext:value-type="float">
            <text:p>1,9</text:p>
          </table:table-cell>
          <table:table-cell table:style-name="ce77" table:formula="of:=[.B14]/([.C14]^2)" office:value-type="float" office:value="19.3905817174515" calcext:value-type="float">
            <text:p>19,4</text:p>
          </table:table-cell>
          <table:table-cell table:style-name="ce80" table:formula="of:=IF([.D14]&gt;=30;&quot;otyłość&quot;;IF([.D14]&gt;=25;&quot;nadwaga&quot;;IF([.D14]&gt;=18.5;&quot;norma&quot;;&quot;niedowaga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87"/>
        <table:table-column table:style-name="co18" table:default-cell-style-name="ce187"/>
        <table:table-column table:style-name="co6" table:default-cell-style-name="ce187"/>
        <table:table-column table:style-name="co19" table:default-cell-style-name="ce187"/>
        <table:table-column table:style-name="co6" table:number-columns-repeated="3" table:default-cell-style-name="ce187"/>
        <table:table-column table:style-name="co20" table:default-cell-style-name="ce187"/>
        <table:table-column table:style-name="co18" table:number-columns-repeated="2" table:default-cell-style-name="ce187"/>
        <table:table-column table:style-name="co6" table:number-columns-repeated="247" table:default-cell-style-name="ce187"/>
        <table:table-column table:style-name="co6" table:number-columns-repeated="767" table:default-cell-style-name="Default"/>
        <table:table-row table:style-name="ro7">
          <table:table-cell/>
          <table:table-cell table:style-name="ce247" office:value-type="string" calcext:value-type="string">
            <text:p>Dom wypoczynkowy "Na Górce"</text:p>
          </table:table-cell>
          <table:table-cell table:style-name="ce24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81" office:value-type="string" calcext:value-type="string">
            <text:p>Lp.</text:p>
          </table:table-cell>
          <table:table-cell table:style-name="ce81" office:value-type="string" calcext:value-type="string">
            <text:p>Nazwisko</text:p>
          </table:table-cell>
          <table:table-cell table:style-name="ce254" office:value-type="string" calcext:value-type="string">
            <text:p>Data przyjazdu</text:p>
          </table:table-cell>
          <table:table-cell table:style-name="ce254" office:value-type="string" calcext:value-type="string">
            <text:p>Data wyjazdu</text:p>
          </table:table-cell>
          <table:table-cell table:style-name="ce254" office:value-type="string" calcext:value-type="string">
            <text:p>Ile osób</text:p>
          </table:table-cell>
          <table:table-cell table:style-name="ce254" office:value-type="string" calcext:value-type="string">
            <text:p>Posiłki</text:p>
          </table:table-cell>
          <table:table-cell table:style-name="ce254" office:value-type="string" calcext:value-type="string">
            <text:p>Długość pobytu</text:p>
          </table:table-cell>
          <table:table-cell table:style-name="ce254" office:value-type="string" calcext:value-type="string">
            <text:p>Opłata za posiłki</text:p>
          </table:table-cell>
          <table:table-cell table:style-name="ce254" office:value-type="string" calcext:value-type="string">
            <text:p>Opłata za noclegi</text:p>
          </table:table-cell>
          <table:table-cell table:style-name="ce254" office:value-type="string" calcext:value-type="string">
            <text:p>Opłata razem</text:p>
          </table:table-cell>
          <table:table-cell table:number-columns-repeated="1014"/>
        </table:table-row>
        <table:table-row table:style-name="ro3">
          <table:table-cell table:style-name="ce245" office:value-type="float" office:value="1" calcext:value-type="float">
            <text:p>1</text:p>
          </table:table-cell>
          <table:table-cell table:style-name="ce248" office:value-type="string" calcext:value-type="string">
            <text:p>Kącki</text:p>
          </table:table-cell>
          <table:table-cell table:style-name="ce255" office:value-type="date" office:date-value="1996-06-02" calcext:value-type="date">
            <text:p>96.02.06</text:p>
          </table:table-cell>
          <table:table-cell table:style-name="ce255" office:value-type="date" office:date-value="1996-06-12" calcext:value-type="date">
            <text:p>96.12.06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string" calcext:value-type="string">
            <text:p>tak</text:p>
          </table:table-cell>
          <table:table-cell table:style-name="ce266" table:formula="of:=[.D4]-[.C4]" office:value-type="float" office:value="10" calcext:value-type="float">
            <text:p>10</text:p>
          </table:table-cell>
          <table:table-cell table:style-name="ce270" table:formula="of:=IF([.F4]=&quot;tak&quot;;[.G4]*[.E4]*[.G$20];0)" office:value-type="float" office:value="1710" calcext:value-type="float">
            <text:p>1 710,00 zł</text:p>
          </table:table-cell>
          <table:table-cell table:style-name="ce270" table:formula="of:=[.E4]*[.G4]*[.G$21]" office:value-type="float" office:value="2400" calcext:value-type="float">
            <text:p>2 400,00 zł</text:p>
          </table:table-cell>
          <table:table-cell table:style-name="ce268" table:formula="of:=SUM([.H4: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3">
          <table:table-cell table:style-name="ce246" office:value-type="float" office:value="2" calcext:value-type="float">
            <text:p>2</text:p>
          </table:table-cell>
          <table:table-cell table:style-name="ce249" office:value-type="string" calcext:value-type="string">
            <text:p>Siewierski</text:p>
          </table:table-cell>
          <table:table-cell table:style-name="ce256" office:value-type="date" office:date-value="1996-06-01" calcext:value-type="date">
            <text:p>96.01.06</text:p>
          </table:table-cell>
          <table:table-cell table:style-name="ce256" office:value-type="date" office:date-value="1996-06-09" calcext:value-type="date">
            <text:p>96.09.06</text:p>
          </table:table-cell>
          <table:table-cell table:style-name="ce262" office:value-type="float" office:value="2" calcext:value-type="float">
            <text:p>2</text:p>
          </table:table-cell>
          <table:table-cell table:style-name="ce262" office:value-type="string" calcext:value-type="string">
            <text:p>nie</text:p>
          </table:table-cell>
          <table:table-cell table:style-name="ce266" table:formula="of:=[.D5]-[.C5]" office:value-type="float" office:value="8" calcext:value-type="float">
            <text:p>8</text:p>
          </table:table-cell>
          <table:table-cell table:style-name="ce270" table:formula="of:=IF([.F5]=&quot;tak&quot;;[.G5]*[.E5]*[.G$20];0)" office:value-type="float" office:value="0" calcext:value-type="float">
            <text:p>0,00 zł</text:p>
          </table:table-cell>
          <table:table-cell table:style-name="ce270" table:formula="of:=[.E5]*[.G5]*[.G$21]" office:value-type="float" office:value="1280" calcext:value-type="float">
            <text:p>1 280,00 zł</text:p>
          </table:table-cell>
          <table:table-cell table:style-name="ce268" table:formula="of:=SUM([.H5: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3">
          <table:table-cell table:style-name="ce246" office:value-type="float" office:value="3" calcext:value-type="float">
            <text:p>3</text:p>
          </table:table-cell>
          <table:table-cell table:style-name="ce249" office:value-type="string" calcext:value-type="string">
            <text:p>Lucek</text:p>
          </table:table-cell>
          <table:table-cell table:style-name="ce256" office:value-type="date" office:date-value="1996-06-11" calcext:value-type="date">
            <text:p>96.11.06</text:p>
          </table:table-cell>
          <table:table-cell table:style-name="ce256" office:value-type="date" office:date-value="1996-06-24" calcext:value-type="date">
            <text:p>96.24.06</text:p>
          </table:table-cell>
          <table:table-cell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nie</text:p>
          </table:table-cell>
          <table:table-cell table:style-name="ce266" table:formula="of:=[.D6]-[.C6]" office:value-type="float" office:value="13" calcext:value-type="float">
            <text:p>13</text:p>
          </table:table-cell>
          <table:table-cell table:style-name="ce270" table:formula="of:=IF([.F6]=&quot;tak&quot;;[.G6]*[.E6]*[.G$20];0)" office:value-type="float" office:value="0" calcext:value-type="float">
            <text:p>0,00 zł</text:p>
          </table:table-cell>
          <table:table-cell table:style-name="ce270" table:formula="of:=[.E6]*[.G6]*[.G$21]" office:value-type="float" office:value="1040" calcext:value-type="float">
            <text:p>1 040,00 zł</text:p>
          </table:table-cell>
          <table:table-cell table:style-name="ce268" table:formula="of:=SUM([.H6: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3">
          <table:table-cell table:style-name="ce246" office:value-type="float" office:value="4" calcext:value-type="float">
            <text:p>4</text:p>
          </table:table-cell>
          <table:table-cell table:style-name="ce249" office:value-type="string" calcext:value-type="string">
            <text:p>Ambroziak</text:p>
          </table:table-cell>
          <table:table-cell table:style-name="ce256" office:value-type="date" office:date-value="1996-06-10" calcext:value-type="date">
            <text:p>96.10.06</text:p>
          </table:table-cell>
          <table:table-cell table:style-name="ce256" office:value-type="date" office:date-value="1996-06-20" calcext:value-type="date">
            <text:p>96.20.06</text:p>
          </table:table-cell>
          <table:table-cell table:style-name="ce262" office:value-type="float" office:value="4" calcext:value-type="float">
            <text:p>4</text:p>
          </table:table-cell>
          <table:table-cell table:style-name="ce262" office:value-type="string" calcext:value-type="string">
            <text:p>tak</text:p>
          </table:table-cell>
          <table:table-cell table:style-name="ce266" table:formula="of:=[.D7]-[.C7]" office:value-type="float" office:value="10" calcext:value-type="float">
            <text:p>10</text:p>
          </table:table-cell>
          <table:table-cell table:style-name="ce270" table:formula="of:=IF([.F7]=&quot;tak&quot;;[.G7]*[.E7]*[.G$20];0)" office:value-type="float" office:value="2280" calcext:value-type="float">
            <text:p>2 280,00 zł</text:p>
          </table:table-cell>
          <table:table-cell table:style-name="ce270" table:formula="of:=[.E7]*[.G7]*[.G$21]" office:value-type="float" office:value="3200" calcext:value-type="float">
            <text:p>3 200,00 zł</text:p>
          </table:table-cell>
          <table:table-cell table:style-name="ce268" table:formula="of:=SUM([.H7: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3">
          <table:table-cell table:style-name="ce246" office:value-type="float" office:value="5" calcext:value-type="float">
            <text:p>5</text:p>
          </table:table-cell>
          <table:table-cell table:style-name="ce249" office:value-type="string" calcext:value-type="string">
            <text:p>Kukliński</text:p>
          </table:table-cell>
          <table:table-cell table:style-name="ce256" office:value-type="date" office:date-value="1996-06-23" calcext:value-type="date">
            <text:p>96.23.06</text:p>
          </table:table-cell>
          <table:table-cell table:style-name="ce256" office:value-type="date" office:date-value="1996-07-06" calcext:value-type="date">
            <text:p>96.06.07</text:p>
          </table:table-cell>
          <table:table-cell table:style-name="ce262" office:value-type="float" office:value="2" calcext:value-type="float">
            <text:p>2</text:p>
          </table:table-cell>
          <table:table-cell table:style-name="ce262" office:value-type="string" calcext:value-type="string">
            <text:p>nie</text:p>
          </table:table-cell>
          <table:table-cell table:style-name="ce266" table:formula="of:=[.D8]-[.C8]" office:value-type="float" office:value="13" calcext:value-type="float">
            <text:p>13</text:p>
          </table:table-cell>
          <table:table-cell table:style-name="ce270" table:formula="of:=IF([.F8]=&quot;tak&quot;;[.G8]*[.E8]*[.G$20];0)" office:value-type="float" office:value="0" calcext:value-type="float">
            <text:p>0,00 zł</text:p>
          </table:table-cell>
          <table:table-cell table:style-name="ce270" table:formula="of:=[.E8]*[.G8]*[.G$21]" office:value-type="float" office:value="2080" calcext:value-type="float">
            <text:p>2 080,00 zł</text:p>
          </table:table-cell>
          <table:table-cell table:style-name="ce268" table:formula="of:=SUM([.H8: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3">
          <table:table-cell table:style-name="ce246" office:value-type="float" office:value="6" calcext:value-type="float">
            <text:p>6</text:p>
          </table:table-cell>
          <table:table-cell table:style-name="ce249" office:value-type="string" calcext:value-type="string">
            <text:p>Matejko</text:p>
          </table:table-cell>
          <table:table-cell table:style-name="ce256" office:value-type="date" office:date-value="1996-06-01" calcext:value-type="date">
            <text:p>96.01.06</text:p>
          </table:table-cell>
          <table:table-cell table:style-name="ce256" office:value-type="date" office:date-value="1996-07-11" calcext:value-type="date">
            <text:p>96.11.07</text:p>
          </table:table-cell>
          <table:table-cell table:style-name="ce262" office:value-type="float" office:value="2" calcext:value-type="float">
            <text:p>2</text:p>
          </table:table-cell>
          <table:table-cell table:style-name="ce262" office:value-type="string" calcext:value-type="string">
            <text:p>tak</text:p>
          </table:table-cell>
          <table:table-cell table:style-name="ce266" table:formula="of:=[.D9]-[.C9]" office:value-type="float" office:value="40" calcext:value-type="float">
            <text:p>40</text:p>
          </table:table-cell>
          <table:table-cell table:style-name="ce270" table:formula="of:=IF([.F9]=&quot;tak&quot;;[.G9]*[.E9]*[.G$20];0)" office:value-type="float" office:value="4560" calcext:value-type="float">
            <text:p>4 560,00 zł</text:p>
          </table:table-cell>
          <table:table-cell table:style-name="ce270" table:formula="of:=[.E9]*[.G9]*[.G$21]" office:value-type="float" office:value="6400" calcext:value-type="float">
            <text:p>6 400,00 zł</text:p>
          </table:table-cell>
          <table:table-cell table:style-name="ce268" table:formula="of:=SUM([.H9: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3">
          <table:table-cell table:style-name="ce246" office:value-type="float" office:value="7" calcext:value-type="float">
            <text:p>7</text:p>
          </table:table-cell>
          <table:table-cell table:style-name="ce249" office:value-type="string" calcext:value-type="string">
            <text:p>Mucha</text:p>
          </table:table-cell>
          <table:table-cell table:style-name="ce256" office:value-type="date" office:date-value="1996-06-22" calcext:value-type="date">
            <text:p>96.22.06</text:p>
          </table:table-cell>
          <table:table-cell table:style-name="ce256" office:value-type="date" office:date-value="1996-07-16" calcext:value-type="date">
            <text:p>96.16.07</text:p>
          </table:table-cell>
          <table:table-cell table:style-name="ce262" office:value-type="float" office:value="3" calcext:value-type="float">
            <text:p>3</text:p>
          </table:table-cell>
          <table:table-cell table:style-name="ce262" office:value-type="string" calcext:value-type="string">
            <text:p>tak</text:p>
          </table:table-cell>
          <table:table-cell table:style-name="ce266" table:formula="of:=[.D10]-[.C10]" office:value-type="float" office:value="24" calcext:value-type="float">
            <text:p>24</text:p>
          </table:table-cell>
          <table:table-cell table:style-name="ce270" table:formula="of:=IF([.F10]=&quot;tak&quot;;[.G10]*[.E10]*[.G$20];0)" office:value-type="float" office:value="4104" calcext:value-type="float">
            <text:p>4 104,00 zł</text:p>
          </table:table-cell>
          <table:table-cell table:style-name="ce270" table:formula="of:=[.E10]*[.G10]*[.G$21]" office:value-type="float" office:value="5760" calcext:value-type="float">
            <text:p>5 760,00 zł</text:p>
          </table:table-cell>
          <table:table-cell table:style-name="ce268" table:formula="of:=SUM([.H10: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3">
          <table:table-cell table:style-name="ce246" office:value-type="float" office:value="8" calcext:value-type="float">
            <text:p>8</text:p>
          </table:table-cell>
          <table:table-cell table:style-name="ce249" office:value-type="string" calcext:value-type="string">
            <text:p>Janosik</text:p>
          </table:table-cell>
          <table:table-cell table:style-name="ce256" office:value-type="date" office:date-value="1996-06-22" calcext:value-type="date">
            <text:p>96.22.06</text:p>
          </table:table-cell>
          <table:table-cell table:style-name="ce256" office:value-type="date" office:date-value="1996-06-30" calcext:value-type="date">
            <text:p>96.30.06</text:p>
          </table:table-cell>
          <table:table-cell table:style-name="ce262" office:value-type="float" office:value="4" calcext:value-type="float">
            <text:p>4</text:p>
          </table:table-cell>
          <table:table-cell table:style-name="ce262" office:value-type="string" calcext:value-type="string">
            <text:p>tak</text:p>
          </table:table-cell>
          <table:table-cell table:style-name="ce266" table:formula="of:=[.D11]-[.C11]" office:value-type="float" office:value="8" calcext:value-type="float">
            <text:p>8</text:p>
          </table:table-cell>
          <table:table-cell table:style-name="ce270" table:formula="of:=IF([.F11]=&quot;tak&quot;;[.G11]*[.E11]*[.G$20];0)" office:value-type="float" office:value="1824" calcext:value-type="float">
            <text:p>1 824,00 zł</text:p>
          </table:table-cell>
          <table:table-cell table:style-name="ce270" table:formula="of:=[.E11]*[.G11]*[.G$21]" office:value-type="float" office:value="2560" calcext:value-type="float">
            <text:p>2 560,00 zł</text:p>
          </table:table-cell>
          <table:table-cell table:style-name="ce268" table:formula="of:=SUM([.H11: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3">
          <table:table-cell table:style-name="ce246" office:value-type="float" office:value="9" calcext:value-type="float">
            <text:p>9</text:p>
          </table:table-cell>
          <table:table-cell table:style-name="ce249" office:value-type="string" calcext:value-type="string">
            <text:p>Kuchtow</text:p>
          </table:table-cell>
          <table:table-cell table:style-name="ce256" office:value-type="date" office:date-value="1996-07-16" calcext:value-type="date">
            <text:p>96.16.07</text:p>
          </table:table-cell>
          <table:table-cell table:style-name="ce256" office:value-type="date" office:date-value="1996-07-29" calcext:value-type="date">
            <text:p>96.29.07</text:p>
          </table:table-cell>
          <table:table-cell table:style-name="ce262" office:value-type="float" office:value="3" calcext:value-type="float">
            <text:p>3</text:p>
          </table:table-cell>
          <table:table-cell table:style-name="ce262" office:value-type="string" calcext:value-type="string">
            <text:p>tak</text:p>
          </table:table-cell>
          <table:table-cell table:style-name="ce266" table:formula="of:=[.D12]-[.C12]" office:value-type="float" office:value="13" calcext:value-type="float">
            <text:p>13</text:p>
          </table:table-cell>
          <table:table-cell table:style-name="ce270" table:formula="of:=IF([.F12]=&quot;tak&quot;;[.G12]*[.E12]*[.G$20];0)" office:value-type="float" office:value="2223" calcext:value-type="float">
            <text:p>2 223,00 zł</text:p>
          </table:table-cell>
          <table:table-cell table:style-name="ce270" table:formula="of:=[.E12]*[.G12]*[.G$21]" office:value-type="float" office:value="3120" calcext:value-type="float">
            <text:p>3 120,00 zł</text:p>
          </table:table-cell>
          <table:table-cell table:style-name="ce268" table:formula="of:=SUM([.H12: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3">
          <table:table-cell table:style-name="ce246" office:value-type="float" office:value="10" calcext:value-type="float">
            <text:p>10</text:p>
          </table:table-cell>
          <table:table-cell table:style-name="ce250" office:value-type="string" calcext:value-type="string">
            <text:p>Kinga</text:p>
          </table:table-cell>
          <table:table-cell table:style-name="ce257" office:value-type="date" office:date-value="2003-02-09" calcext:value-type="date">
            <text:p>03.09.02</text:p>
          </table:table-cell>
          <table:table-cell table:style-name="ce257" table:formula="of:=[.C13]+28" office:value-type="date" office:date-value="2003-03-09" calcext:value-type="date">
            <text:p>03.09.03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string" calcext:value-type="string">
            <text:p>nie</text:p>
          </table:table-cell>
          <table:table-cell table:style-name="ce266" table:formula="of:=[.D13]-[.C13]" office:value-type="float" office:value="28" calcext:value-type="float">
            <text:p>28</text:p>
          </table:table-cell>
          <table:table-cell table:style-name="ce270" table:formula="of:=IF([.F13]=&quot;tak&quot;;[.G13]*[.E13]*[.G$20];0)" office:value-type="float" office:value="0" calcext:value-type="float">
            <text:p>0,00 zł</text:p>
          </table:table-cell>
          <table:table-cell table:style-name="ce270" table:formula="of:=[.E13]*[.G13]*[.G$21]" office:value-type="float" office:value="4480" calcext:value-type="float">
            <text:p>4 480,00 zł</text:p>
          </table:table-cell>
          <table:table-cell table:style-name="ce268" table:formula="of:=SUM([.H13: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3">
          <table:table-cell table:style-name="ce81" office:value-type="string" calcext:value-type="string" table:number-columns-spanned="2" table:number-rows-spanned="1">
            <text:p>Średnio</text:p>
          </table:table-cell>
          <table:covered-table-cell table:style-name="ce81"/>
          <table:table-cell table:style-name="ce258" table:formula="of:=AVERAGE([.C4:.C13])" office:value-type="date" office:date-value="1997-02-13T07:12:00" calcext:value-type="date">
            <text:p>97.13.02</text:p>
          </table:table-cell>
          <table:table-cell table:style-name="ce258" table:formula="of:=AVERAGE([.D4:.D13])" office:value-type="date" office:date-value="1997-03-02" calcext:value-type="date">
            <text:p>97.02.03</text:p>
          </table:table-cell>
          <table:table-cell table:style-name="ce264" table:formula="of:=AVERAGE([.E4:.E13])" office:value-type="float" office:value="2.6" calcext:value-type="float">
            <text:p>3</text:p>
          </table:table-cell>
          <table:table-cell table:style-name="ce258" table:formula="of:=IF(COUNTIF([.F4:.F13];&quot;tak&quot;)&gt;COUNTA([.F4:.F13])/2;&quot;tak&quot;)" office:value-type="string" office:string-value="tak" calcext:value-type="string">
            <text:p>tak</text:p>
          </table:table-cell>
          <table:table-cell table:style-name="ce267" table:formula="of:=AVERAGE([.G4:.G13])" office:value-type="float" office:value="16.7" calcext:value-type="float">
            <text:p>17</text:p>
          </table:table-cell>
          <table:table-cell table:style-name="ce271" table:formula="of:=AVERAGE([.H4:.H13])" office:value-type="currency" office:currency="PLN" office:value="1670.1" calcext:value-type="currency">
            <text:p>1 670,10 zł</text:p>
          </table:table-cell>
          <table:table-cell table:style-name="ce271" table:formula="of:=AVERAGE([.I4:.I13])" office:value-type="currency" office:currency="PLN" office:value="3232" calcext:value-type="currency">
            <text:p>3 232,00 zł</text:p>
          </table:table-cell>
          <table:table-cell table:style-name="ce271" table:formula="of:=AVERAGE([.J4:.J13])" office:value-type="currency" office:currency="PLN" office:value="4902.1" calcext:value-type="currency">
            <text:p>4 902,10 zł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5"/>
          <table:table-cell table:style-name="ce26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25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2" office:value-type="string" calcext:value-type="string">
            <text:p>Cena zestawu posiłków dla 1 osoby na 1 dzień</text:p>
          </table:table-cell>
          <table:table-cell table:style-name="ce259" table:number-columns-repeated="4"/>
          <table:table-cell table:style-name="ce268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253" office:value-type="string" calcext:value-type="string">
            <text:p>Opłata za nocleg 1 osoby</text:p>
          </table:table-cell>
          <table:table-cell table:style-name="ce260" table:number-columns-repeated="4"/>
          <table:table-cell table:style-name="ce269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Najdłuższe wczasy (liczba dni)</text:p>
          </table:table-cell>
          <table:table-cell table:number-columns-repeated="2"/>
          <table:table-cell table:style-name="Default"/>
          <table:table-cell/>
          <table:table-cell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87"/>
        <table:table-column table:style-name="co22" table:default-cell-style-name="ce187"/>
        <table:table-column table:style-name="co23" table:default-cell-style-name="ce187"/>
        <table:table-column table:style-name="co24" table:default-cell-style-name="ce187"/>
        <table:table-column table:style-name="co25" table:number-columns-repeated="3" table:default-cell-style-name="ce187"/>
        <table:table-column table:style-name="co6" table:number-columns-repeated="250" table:default-cell-style-name="ce187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72" office:value-type="string" calcext:value-type="string">
            <text:p>Stanowisko</text:p>
          </table:table-cell>
          <table:table-cell table:style-name="ce272" office:value-type="string" calcext:value-type="string">
            <text:p>Zasadnicza</text:p>
          </table:table-cell>
          <table:table-cell table:style-name="ce272" office:value-type="string" calcext:value-type="string">
            <text:p>Premia</text:p>
          </table:table-cell>
          <table:table-cell table:style-name="ce272" office:value-type="string" calcext:value-type="string">
            <text:p>Funkcyjny</text:p>
          </table:table-cell>
          <table:table-cell table:style-name="ce272" office:value-type="string" calcext:value-type="string">
            <text:p>Brutto</text:p>
          </table:table-cell>
          <table:table-cell table:style-name="ce272" office:value-type="string" calcext:value-type="string">
            <text:p>Podatek</text:p>
          </table:table-cell>
          <table:table-cell table:style-name="ce272" office:value-type="string" calcext:value-type="string">
            <text:p>Netto</text:p>
          </table:table-cell>
          <table:table-cell table:number-columns-repeated="1017"/>
        </table:table-row>
        <table:table-row table:style-name="ro3">
          <table:table-cell table:style-name="ce273" office:value-type="string" calcext:value-type="string">
            <text:p>P</text:p>
          </table:table-cell>
          <table:table-cell table:style-name="ce275" office:value-type="float" office:value="345" calcext:value-type="float">
            <text:p>345,00 zł</text:p>
          </table:table-cell>
          <table:table-cell table:style-name="ce275" table:formula="of:=[.B3]*0.15" office:value-type="float" office:value="51.75" calcext:value-type="float">
            <text:p>51,75 zł</text:p>
          </table:table-cell>
          <table:table-cell table:style-name="ce275" table:formula="of:=IF([.A3]=&quot;P&quot;;[.B3]*0.15;IF([.A3]=&quot;M&quot;;[.B3]*0.2;IF([.A3]=&quot;K&quot;;[.B3]*0.3;0)))" office:value-type="float" office:value="51.75" calcext:value-type="float">
            <text:p>51,75 zł</text:p>
          </table:table-cell>
          <table:table-cell table:style-name="ce275" table:formula="of:=SUM([.B3:.D3])" office:value-type="float" office:value="448.5" calcext:value-type="float">
            <text:p>448,50 zł</text:p>
          </table:table-cell>
          <table:table-cell table:style-name="ce275" table:formula="of:=[.E3]*0.21" office:value-type="float" office:value="94.185" calcext:value-type="float">
            <text:p>94,19 zł</text:p>
          </table:table-cell>
          <table:table-cell table:style-name="ce275" table:formula="of:=[.E3]-[.F3]" office:value-type="float" office:value="354.315" calcext:value-type="float">
            <text:p>354,32 zł</text:p>
          </table:table-cell>
          <table:table-cell table:number-columns-repeated="1017"/>
        </table:table-row>
        <table:table-row table:style-name="ro3">
          <table:table-cell table:style-name="ce274" office:value-type="string" calcext:value-type="string">
            <text:p>M</text:p>
          </table:table-cell>
          <table:table-cell table:style-name="ce276" office:value-type="float" office:value="380" calcext:value-type="float">
            <text:p>380,00 zł</text:p>
          </table:table-cell>
          <table:table-cell table:style-name="ce275" table:formula="of:=[.B4]*0.15" office:value-type="float" office:value="57" calcext:value-type="float">
            <text:p>57,00 zł</text:p>
          </table:table-cell>
          <table:table-cell table:style-name="ce275" table:formula="of:=IF([.A4]=&quot;P&quot;;[.B4]*0.15;IF([.A4]=&quot;M&quot;;[.B4]*0.2;IF([.A4]=&quot;K&quot;;[.B4]*0.3;0)))" office:value-type="float" office:value="76" calcext:value-type="float">
            <text:p>76,00 zł</text:p>
          </table:table-cell>
          <table:table-cell table:style-name="ce275" table:formula="of:=SUM([.B4:.D4])" office:value-type="float" office:value="513" calcext:value-type="float">
            <text:p>513,00 zł</text:p>
          </table:table-cell>
          <table:table-cell table:style-name="ce275" table:formula="of:=[.E4]*0.21" office:value-type="float" office:value="107.73" calcext:value-type="float">
            <text:p>107,73 zł</text:p>
          </table:table-cell>
          <table:table-cell table:style-name="ce275" table:formula="of:=[.E4]-[.F4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3">
          <table:table-cell table:style-name="ce274" office:value-type="string" calcext:value-type="string">
            <text:p>M</text:p>
          </table:table-cell>
          <table:table-cell table:style-name="ce276" office:value-type="float" office:value="380" calcext:value-type="float">
            <text:p>380,00 zł</text:p>
          </table:table-cell>
          <table:table-cell table:style-name="ce275" table:formula="of:=[.B5]*0.15" office:value-type="float" office:value="57" calcext:value-type="float">
            <text:p>57,00 zł</text:p>
          </table:table-cell>
          <table:table-cell table:style-name="ce275" table:formula="of:=IF([.A5]=&quot;P&quot;;[.B5]*0.15;IF([.A5]=&quot;M&quot;;[.B5]*0.2;IF([.A5]=&quot;K&quot;;[.B5]*0.3;0)))" office:value-type="float" office:value="76" calcext:value-type="float">
            <text:p>76,00 zł</text:p>
          </table:table-cell>
          <table:table-cell table:style-name="ce275" table:formula="of:=SUM([.B5:.D5])" office:value-type="float" office:value="513" calcext:value-type="float">
            <text:p>513,00 zł</text:p>
          </table:table-cell>
          <table:table-cell table:style-name="ce275" table:formula="of:=[.E5]*0.21" office:value-type="float" office:value="107.73" calcext:value-type="float">
            <text:p>107,73 zł</text:p>
          </table:table-cell>
          <table:table-cell table:style-name="ce275" table:formula="of:=[.E5]-[.F5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3">
          <table:table-cell table:style-name="ce274" office:value-type="string" calcext:value-type="string">
            <text:p>K</text:p>
          </table:table-cell>
          <table:table-cell table:style-name="ce276" office:value-type="float" office:value="410" calcext:value-type="float">
            <text:p>410,00 zł</text:p>
          </table:table-cell>
          <table:table-cell table:style-name="ce275" table:formula="of:=[.B6]*0.15" office:value-type="float" office:value="61.5" calcext:value-type="float">
            <text:p>61,50 zł</text:p>
          </table:table-cell>
          <table:table-cell table:style-name="ce275" table:formula="of:=IF([.A6]=&quot;P&quot;;[.B6]*0.15;IF([.A6]=&quot;M&quot;;[.B6]*0.2;IF([.A6]=&quot;K&quot;;[.B6]*0.3;0)))" office:value-type="float" office:value="123" calcext:value-type="float">
            <text:p>123,00 zł</text:p>
          </table:table-cell>
          <table:table-cell table:style-name="ce275" table:formula="of:=SUM([.B6:.D6])" office:value-type="float" office:value="594.5" calcext:value-type="float">
            <text:p>594,50 zł</text:p>
          </table:table-cell>
          <table:table-cell table:style-name="ce275" table:formula="of:=[.E6]*0.21" office:value-type="float" office:value="124.845" calcext:value-type="float">
            <text:p>124,85 zł</text:p>
          </table:table-cell>
          <table:table-cell table:style-name="ce275" table:formula="of:=[.E6]-[.F6]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3">
          <table:table-cell table:style-name="ce274" office:value-type="string" calcext:value-type="string">
            <text:p>P</text:p>
          </table:table-cell>
          <table:table-cell table:style-name="ce276" office:value-type="float" office:value="350" calcext:value-type="float">
            <text:p>350,00 zł</text:p>
          </table:table-cell>
          <table:table-cell table:style-name="ce275" table:formula="of:=[.B7]*0.15" office:value-type="float" office:value="52.5" calcext:value-type="float">
            <text:p>52,50 zł</text:p>
          </table:table-cell>
          <table:table-cell table:style-name="ce275" table:formula="of:=IF([.A7]=&quot;P&quot;;[.B7]*0.15;IF([.A7]=&quot;M&quot;;[.B7]*0.2;IF([.A7]=&quot;K&quot;;[.B7]*0.3;0)))" office:value-type="float" office:value="52.5" calcext:value-type="float">
            <text:p>52,50 zł</text:p>
          </table:table-cell>
          <table:table-cell table:style-name="ce275" table:formula="of:=SUM([.B7:.D7])" office:value-type="float" office:value="455" calcext:value-type="float">
            <text:p>455,00 zł</text:p>
          </table:table-cell>
          <table:table-cell table:style-name="ce275" table:formula="of:=[.E7]*0.21" office:value-type="float" office:value="95.55" calcext:value-type="float">
            <text:p>95,55 zł</text:p>
          </table:table-cell>
          <table:table-cell table:style-name="ce275" table:formula="of:=[.E7]-[.F7]" office:value-type="float" office:value="359.45" calcext:value-type="float">
            <text:p>359,45 zł</text:p>
          </table:table-cell>
          <table:table-cell table:number-columns-repeated="1017"/>
        </table:table-row>
        <table:table-row table:style-name="ro3">
          <table:table-cell table:style-name="ce274" office:value-type="string" calcext:value-type="string">
            <text:p>P</text:p>
          </table:table-cell>
          <table:table-cell table:style-name="ce276" office:value-type="float" office:value="350" calcext:value-type="float">
            <text:p>350,00 zł</text:p>
          </table:table-cell>
          <table:table-cell table:style-name="ce275" table:formula="of:=[.B8]*0.15" office:value-type="float" office:value="52.5" calcext:value-type="float">
            <text:p>52,50 zł</text:p>
          </table:table-cell>
          <table:table-cell table:style-name="ce275" table:formula="of:=IF([.A8]=&quot;P&quot;;[.B8]*0.15;IF([.A8]=&quot;M&quot;;[.B8]*0.2;IF([.A8]=&quot;K&quot;;[.B8]*0.3;0)))" office:value-type="float" office:value="52.5" calcext:value-type="float">
            <text:p>52,50 zł</text:p>
          </table:table-cell>
          <table:table-cell table:style-name="ce275" table:formula="of:=SUM([.B8:.D8])" office:value-type="float" office:value="455" calcext:value-type="float">
            <text:p>455,00 zł</text:p>
          </table:table-cell>
          <table:table-cell table:style-name="ce275" table:formula="of:=[.E8]*0.21" office:value-type="float" office:value="95.55" calcext:value-type="float">
            <text:p>95,55 zł</text:p>
          </table:table-cell>
          <table:table-cell table:style-name="ce275" table:formula="of:=[.E8]-[.F8]" office:value-type="float" office:value="359.45" calcext:value-type="float">
            <text:p>359,45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257" table:default-cell-style-name="ce187"/>
        <table:table-column table:style-name="co6" table:number-columns-repeated="767" table:default-cell-style-name="Default"/>
        <table:table-row table:style-name="ro1">
          <table:table-cell table:style-name="ce277" office:value-type="string" calcext:value-type="string">
            <text:p>Reguły płacowe w pewnej firmie były zdecydowanie skomplikowane...</text:p>
          </table:table-cell>
          <table:table-cell table:style-name="ce277" table:number-columns-repeated="6"/>
          <table:table-cell/>
          <table:table-cell table:style-name="ce287" office:value-type="string" calcext:value-type="string">
            <text:p>z=</text:p>
          </table:table-cell>
          <table:table-cell table:style-name="ce290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277"/>
          <table:table-cell table:style-name="ce277" office:value-type="string" calcext:value-type="string">
            <text:p>Jeżeli pracownik zarobił w ciągu roku mniej niż z złotych</text:p>
          </table:table-cell>
          <table:table-cell table:style-name="ce277" table:number-columns-repeated="5"/>
          <table:table-cell/>
          <table:table-cell table:style-name="ce288" office:value-type="string" calcext:value-type="string">
            <text:p>n=</text:p>
          </table:table-cell>
          <table:table-cell table:style-name="ce29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77" table:number-columns-repeated="2"/>
          <table:table-cell table:style-name="ce277" office:value-type="string" calcext:value-type="string">
            <text:p>i miał mniej niż n nieobecności</text:p>
          </table:table-cell>
          <table:table-cell table:style-name="ce277" table:number-columns-repeated="4"/>
          <table:table-cell/>
          <table:table-cell table:style-name="ce288" office:value-type="string" calcext:value-type="string">
            <text:p>r=</text:p>
          </table:table-cell>
          <table:table-cell table:style-name="ce291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277"/>
          <table:table-cell table:style-name="ce277" office:value-type="string" calcext:value-type="string">
            <text:p>lub pracował dłużej niż od roku r</text:p>
          </table:table-cell>
          <table:table-cell table:style-name="ce277" table:number-columns-repeated="5"/>
          <table:table-cell/>
          <table:table-cell table:style-name="ce288" office:value-type="string" calcext:value-type="string">
            <text:p>p1=</text:p>
          </table:table-cell>
          <table:table-cell table:style-name="ce292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277" table:number-columns-repeated="2"/>
          <table:table-cell table:style-name="ce277" office:value-type="string" calcext:value-type="string">
            <text:p>to dostawał premię w wysokości p1% rocznej płacy</text:p>
          </table:table-cell>
          <table:table-cell table:style-name="ce277" table:number-columns-repeated="4"/>
          <table:table-cell/>
          <table:table-cell table:style-name="ce289" office:value-type="string" calcext:value-type="string">
            <text:p>p2=</text:p>
          </table:table-cell>
          <table:table-cell table:style-name="ce293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277"/>
          <table:table-cell table:style-name="ce277" office:value-type="string" calcext:value-type="string">
            <text:p>W innych sytuacjach premia wynosiła tylko p2%!</text:p>
          </table:table-cell>
          <table:table-cell table:style-name="ce277" table:number-columns-repeated="5"/>
          <table:table-cell table:number-columns-repeated="1017"/>
        </table:table-row>
        <table:table-row table:style-name="ro1">
          <table:table-cell table:style-name="ce277" office:value-type="string" calcext:value-type="string">
            <text:p>Wyznacz premię i pełne roczne uposażenie następujących pracowników:</text:p>
          </table:table-cell>
          <table:table-cell table:style-name="ce277" table:number-columns-repeated="6"/>
          <table:table-cell table:number-columns-repeated="1017"/>
        </table:table-row>
        <table:table-row table:style-name="ro9">
          <table:table-cell/>
          <table:table-cell office:value-type="string" calcext:value-type="string">
            <text:p>Zgodnie z kolejnością operacji logicznych 1NOT, 2AND, 3OR</text:p>
          </table:table-cell>
          <table:table-cell table:number-columns-repeated="1022"/>
        </table:table-row>
        <table:table-row table:style-name="ro1">
          <table:table-cell table:style-name="ce278" office:value-type="string" calcext:value-type="string">
            <text:p>Kto</text:p>
          </table:table-cell>
          <table:table-cell table:style-name="ce281" office:value-type="string" calcext:value-type="string">
            <text:p>Co</text:p>
          </table:table-cell>
          <table:table-cell table:style-name="ce281" office:value-type="string" calcext:value-type="string">
            <text:p>Ile</text:p>
          </table:table-cell>
          <table:table-cell table:style-name="ce281" office:value-type="string" calcext:value-type="string">
            <text:p>Nieob</text:p>
          </table:table-cell>
          <table:table-cell table:style-name="ce281" office:value-type="string" calcext:value-type="string">
            <text:p>Od</text:p>
          </table:table-cell>
          <table:table-cell table:style-name="ce281" office:value-type="string" calcext:value-type="string">
            <text:p>Premia</text:p>
          </table:table-cell>
          <table:table-cell table:style-name="ce285" office:value-type="string" calcext:value-type="string">
            <text:p>Suma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1</text:p>
          </table:table-cell>
          <table:table-cell table:style-name="ce282" office:value-type="string" calcext:value-type="string">
            <text:p>Inż.</text:p>
          </table:table-cell>
          <table:table-cell table:style-name="ce282" office:value-type="float" office:value="24000" calcext:value-type="float">
            <text:p>24000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1989" calcext:value-type="float">
            <text:p>1989</text:p>
          </table:table-cell>
          <table:table-cell table:style-name="ce284" table:formula="of:=IF(OR(AND([.C10]&lt;[.J$1];[.D10]&lt;[.J$2]);[.E10]&lt;[.J$3]);[.C10]*[.J$4];[.C10]*[.J$5])" office:value-type="float" office:value="2400" calcext:value-type="float">
            <text:p>2400</text:p>
          </table:table-cell>
          <table:table-cell table:style-name="ce286" table:formula="of:=[.C10]+[.F10]" office:value-type="float" office:value="26400" calcext:value-type="float">
            <text:p>264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2</text:p>
          </table:table-cell>
          <table:table-cell table:style-name="ce282" office:value-type="string" calcext:value-type="string">
            <text:p>Dr</text:p>
          </table:table-cell>
          <table:table-cell table:style-name="ce282" office:value-type="float" office:value="17000" calcext:value-type="float">
            <text:p>17000</text:p>
          </table:table-cell>
          <table:table-cell table:style-name="ce282" office:value-type="float" office:value="0" calcext:value-type="float">
            <text:p>0</text:p>
          </table:table-cell>
          <table:table-cell table:style-name="ce282" office:value-type="float" office:value="1991" calcext:value-type="float">
            <text:p>1991</text:p>
          </table:table-cell>
          <table:table-cell table:style-name="ce284" table:formula="of:=IF(OR(AND([.C11]&lt;[.J$1];[.D11]&lt;[.J$2]);[.E11]&lt;[.J$3]);[.C11]*[.J$4];[.C11]*[.J$5])" office:value-type="float" office:value="1700" calcext:value-type="float">
            <text:p>1700</text:p>
          </table:table-cell>
          <table:table-cell table:style-name="ce286" table:formula="of:=[.C11]+[.F11]" office:value-type="float" office:value="18700" calcext:value-type="float">
            <text:p>187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3</text:p>
          </table:table-cell>
          <table:table-cell table:style-name="ce282" office:value-type="string" calcext:value-type="string">
            <text:p>Tech.</text:p>
          </table:table-cell>
          <table:table-cell table:style-name="ce282" office:value-type="float" office:value="18000" calcext:value-type="float">
            <text:p>18000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1993" calcext:value-type="float">
            <text:p>1993</text:p>
          </table:table-cell>
          <table:table-cell table:style-name="ce284" table:formula="of:=IF(OR(AND([.C12]&lt;[.J$1];[.D12]&lt;[.J$2]);[.E12]&lt;[.J$3]);[.C12]*[.J$4];[.C12]*[.J$5])" office:value-type="float" office:value="1800" calcext:value-type="float">
            <text:p>1800</text:p>
          </table:table-cell>
          <table:table-cell table:style-name="ce286" table:formula="of:=[.C12]+[.F12]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4</text:p>
          </table:table-cell>
          <table:table-cell table:style-name="ce282" office:value-type="string" calcext:value-type="string">
            <text:p>Umysł.</text:p>
          </table:table-cell>
          <table:table-cell table:style-name="ce282" office:value-type="float" office:value="21000" calcext:value-type="float">
            <text:p>21000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995" calcext:value-type="float">
            <text:p>1995</text:p>
          </table:table-cell>
          <table:table-cell table:style-name="ce284" table:formula="of:=IF(OR(AND([.C13]&lt;[.J$1];[.D13]&lt;[.J$2]);[.E13]&lt;[.J$3]);[.C13]*[.J$4];[.C13]*[.J$5])" office:value-type="float" office:value="1050" calcext:value-type="float">
            <text:p>1050</text:p>
          </table:table-cell>
          <table:table-cell table:style-name="ce286" table:formula="of:=[.C13]+[.F13]" office:value-type="float" office:value="22050" calcext:value-type="float">
            <text:p>2205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5</text:p>
          </table:table-cell>
          <table:table-cell table:style-name="ce282" office:value-type="string" calcext:value-type="string">
            <text:p>Inż.</text:p>
          </table:table-cell>
          <table:table-cell table:style-name="ce282" office:value-type="float" office:value="28000" calcext:value-type="float">
            <text:p>28000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997" calcext:value-type="float">
            <text:p>1997</text:p>
          </table:table-cell>
          <table:table-cell table:style-name="ce284" table:formula="of:=IF(OR(AND([.C14]&lt;[.J$1];[.D14]&lt;[.J$2]);[.E14]&lt;[.J$3]);[.C14]*[.J$4];[.C14]*[.J$5])" office:value-type="float" office:value="1400" calcext:value-type="float">
            <text:p>1400</text:p>
          </table:table-cell>
          <table:table-cell table:style-name="ce286" table:formula="of:=[.C14]+[.F14]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6</text:p>
          </table:table-cell>
          <table:table-cell table:style-name="ce282" office:value-type="string" calcext:value-type="string">
            <text:p>Fiz.</text:p>
          </table:table-cell>
          <table:table-cell table:style-name="ce282" office:value-type="float" office:value="31000" calcext:value-type="float">
            <text:p>31000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1999" calcext:value-type="float">
            <text:p>1999</text:p>
          </table:table-cell>
          <table:table-cell table:style-name="ce284" table:formula="of:=IF(OR(AND([.C15]&lt;[.J$1];[.D15]&lt;[.J$2]);[.E15]&lt;[.J$3]);[.C15]*[.J$4];[.C15]*[.J$5])" office:value-type="float" office:value="1550" calcext:value-type="float">
            <text:p>1550</text:p>
          </table:table-cell>
          <table:table-cell table:style-name="ce286" table:formula="of:=[.C15]+[.F15]" office:value-type="float" office:value="32550" calcext:value-type="float">
            <text:p>3255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7</text:p>
          </table:table-cell>
          <table:table-cell table:style-name="ce282" office:value-type="string" calcext:value-type="string">
            <text:p>Dr</text:p>
          </table:table-cell>
          <table:table-cell table:style-name="ce282" office:value-type="float" office:value="14000" calcext:value-type="float">
            <text:p>14000</text:p>
          </table:table-cell>
          <table:table-cell table:style-name="ce282" office:value-type="float" office:value="0" calcext:value-type="float">
            <text:p>0</text:p>
          </table:table-cell>
          <table:table-cell table:style-name="ce282" office:value-type="float" office:value="1997" calcext:value-type="float">
            <text:p>1997</text:p>
          </table:table-cell>
          <table:table-cell table:style-name="ce284" table:formula="of:=IF(OR(AND([.C16]&lt;[.J$1];[.D16]&lt;[.J$2]);[.E16]&lt;[.J$3]);[.C16]*[.J$4];[.C16]*[.J$5])" office:value-type="float" office:value="1400" calcext:value-type="float">
            <text:p>1400</text:p>
          </table:table-cell>
          <table:table-cell table:style-name="ce286" table:formula="of:=[.C16]+[.F16]" office:value-type="float" office:value="15400" calcext:value-type="float">
            <text:p>154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8</text:p>
          </table:table-cell>
          <table:table-cell table:style-name="ce282" office:value-type="string" calcext:value-type="string">
            <text:p>Prof.</text:p>
          </table:table-cell>
          <table:table-cell table:style-name="ce282" office:value-type="float" office:value="38000" calcext:value-type="float">
            <text:p>38000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1995" calcext:value-type="float">
            <text:p>1995</text:p>
          </table:table-cell>
          <table:table-cell table:style-name="ce284" table:formula="of:=IF(OR(AND([.C17]&lt;[.J$1];[.D17]&lt;[.J$2]);[.E17]&lt;[.J$3]);[.C17]*[.J$4];[.C17]*[.J$5])" office:value-type="float" office:value="1900" calcext:value-type="float">
            <text:p>1900</text:p>
          </table:table-cell>
          <table:table-cell table:style-name="ce286" table:formula="of:=[.C17]+[.F17]" office:value-type="float" office:value="39900" calcext:value-type="float">
            <text:p>399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9</text:p>
          </table:table-cell>
          <table:table-cell table:style-name="ce282" office:value-type="string" calcext:value-type="string">
            <text:p>Umysł.</text:p>
          </table:table-cell>
          <table:table-cell table:style-name="ce282" office:value-type="float" office:value="21000" calcext:value-type="float">
            <text:p>21000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993" calcext:value-type="float">
            <text:p>1993</text:p>
          </table:table-cell>
          <table:table-cell table:style-name="ce284" table:formula="of:=IF(OR(AND([.C18]&lt;[.J$1];[.D18]&lt;[.J$2]);[.E18]&lt;[.J$3]);[.C18]*[.J$4];[.C18]*[.J$5])" office:value-type="float" office:value="2100" calcext:value-type="float">
            <text:p>2100</text:p>
          </table:table-cell>
          <table:table-cell table:style-name="ce286" table:formula="of:=[.C18]+[.F18]" office:value-type="float" office:value="23100" calcext:value-type="float">
            <text:p>231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10</text:p>
          </table:table-cell>
          <table:table-cell table:style-name="ce282" office:value-type="string" calcext:value-type="string">
            <text:p>Prof.</text:p>
          </table:table-cell>
          <table:table-cell table:style-name="ce282" office:value-type="float" office:value="44000" calcext:value-type="float">
            <text:p>44000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float" office:value="1991" calcext:value-type="float">
            <text:p>1991</text:p>
          </table:table-cell>
          <table:table-cell table:style-name="ce284" table:formula="of:=IF(OR(AND([.C19]&lt;[.J$1];[.D19]&lt;[.J$2]);[.E19]&lt;[.J$3]);[.C19]*[.J$4];[.C19]*[.J$5])" office:value-type="float" office:value="4400" calcext:value-type="float">
            <text:p>4400</text:p>
          </table:table-cell>
          <table:table-cell table:style-name="ce286" table:formula="of:=[.C19]+[.F19]" office:value-type="float" office:value="48400" calcext:value-type="float">
            <text:p>484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11</text:p>
          </table:table-cell>
          <table:table-cell table:style-name="ce282" office:value-type="string" calcext:value-type="string">
            <text:p>Dr</text:p>
          </table:table-cell>
          <table:table-cell table:style-name="ce282" office:value-type="float" office:value="27000" calcext:value-type="float">
            <text:p>2700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1990" calcext:value-type="float">
            <text:p>1990</text:p>
          </table:table-cell>
          <table:table-cell table:style-name="ce284" table:formula="of:=IF(OR(AND([.C20]&lt;[.J$1];[.D20]&lt;[.J$2]);[.E20]&lt;[.J$3]);[.C20]*[.J$4];[.C20]*[.J$5])" office:value-type="float" office:value="2700" calcext:value-type="float">
            <text:p>2700</text:p>
          </table:table-cell>
          <table:table-cell table:style-name="ce286" table:formula="of:=[.C20]+[.F20]" office:value-type="float" office:value="29700" calcext:value-type="float">
            <text:p>297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12</text:p>
          </table:table-cell>
          <table:table-cell table:style-name="ce282" office:value-type="string" calcext:value-type="string">
            <text:p>Prof.</text:p>
          </table:table-cell>
          <table:table-cell table:style-name="ce282" office:value-type="float" office:value="33000" calcext:value-type="float">
            <text:p>33000</text:p>
          </table:table-cell>
          <table:table-cell table:style-name="ce282" office:value-type="float" office:value="0" calcext:value-type="float">
            <text:p>0</text:p>
          </table:table-cell>
          <table:table-cell table:style-name="ce282" office:value-type="float" office:value="1992" calcext:value-type="float">
            <text:p>1992</text:p>
          </table:table-cell>
          <table:table-cell table:style-name="ce284" table:formula="of:=IF(OR(AND([.C21]&lt;[.J$1];[.D21]&lt;[.J$2]);[.E21]&lt;[.J$3]);[.C21]*[.J$4];[.C21]*[.J$5])" office:value-type="float" office:value="3300" calcext:value-type="float">
            <text:p>3300</text:p>
          </table:table-cell>
          <table:table-cell table:style-name="ce286" table:formula="of:=[.C21]+[.F21]" office:value-type="float" office:value="36300" calcext:value-type="float">
            <text:p>363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13</text:p>
          </table:table-cell>
          <table:table-cell table:style-name="ce282" office:value-type="string" calcext:value-type="string">
            <text:p>Inż.</text:p>
          </table:table-cell>
          <table:table-cell table:style-name="ce282" office:value-type="float" office:value="11000" calcext:value-type="float">
            <text:p>11000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994" calcext:value-type="float">
            <text:p>1994</text:p>
          </table:table-cell>
          <table:table-cell table:style-name="ce284" table:formula="of:=IF(OR(AND([.C22]&lt;[.J$1];[.D22]&lt;[.J$2]);[.E22]&lt;[.J$3]);[.C22]*[.J$4];[.C22]*[.J$5])" office:value-type="float" office:value="1100" calcext:value-type="float">
            <text:p>1100</text:p>
          </table:table-cell>
          <table:table-cell table:style-name="ce286" table:formula="of:=[.C22]+[.F22]" office:value-type="float" office:value="12100" calcext:value-type="float">
            <text:p>121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14</text:p>
          </table:table-cell>
          <table:table-cell table:style-name="ce282" office:value-type="string" calcext:value-type="string">
            <text:p>Prof.</text:p>
          </table:table-cell>
          <table:table-cell table:style-name="ce282" office:value-type="float" office:value="28000" calcext:value-type="float">
            <text:p>28000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996" calcext:value-type="float">
            <text:p>1996</text:p>
          </table:table-cell>
          <table:table-cell table:style-name="ce284" table:formula="of:=IF(OR(AND([.C23]&lt;[.J$1];[.D23]&lt;[.J$2]);[.E23]&lt;[.J$3]);[.C23]*[.J$4];[.C23]*[.J$5])" office:value-type="float" office:value="1400" calcext:value-type="float">
            <text:p>1400</text:p>
          </table:table-cell>
          <table:table-cell table:style-name="ce286" table:formula="of:=[.C23]+[.F23]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3">
          <table:table-cell table:style-name="ce279" office:value-type="string" calcext:value-type="string">
            <text:p>Prac 15</text:p>
          </table:table-cell>
          <table:table-cell table:style-name="ce282" office:value-type="string" calcext:value-type="string">
            <text:p>Dr</text:p>
          </table:table-cell>
          <table:table-cell table:style-name="ce282" office:value-type="float" office:value="24000" calcext:value-type="float">
            <text:p>24000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998" calcext:value-type="float">
            <text:p>1998</text:p>
          </table:table-cell>
          <table:table-cell table:style-name="ce284" table:formula="of:=IF(OR(AND([.C24]&lt;[.J$1];[.D24]&lt;[.J$2]);[.E24]&lt;[.J$3]);[.C24]*[.J$4];[.C24]*[.J$5])" office:value-type="float" office:value="1200" calcext:value-type="float">
            <text:p>1200</text:p>
          </table:table-cell>
          <table:table-cell table:style-name="ce286" table:formula="of:=[.C24]+[.F24]" office:value-type="float" office:value="25200" calcext:value-type="float">
            <text:p>25200</text:p>
          </table:table-cell>
          <table:table-cell table:number-columns-repeated="1017"/>
        </table:table-row>
        <table:table-row table:style-name="ro3">
          <table:table-cell table:style-name="ce280" office:value-type="string" calcext:value-type="string">
            <text:p>Prac 16</text:p>
          </table:table-cell>
          <table:table-cell table:style-name="ce283" office:value-type="string" calcext:value-type="string">
            <text:p>Umysł.</text:p>
          </table:table-cell>
          <table:table-cell table:style-name="ce283" office:value-type="float" office:value="21500" calcext:value-type="float">
            <text:p>21500</text:p>
          </table:table-cell>
          <table:table-cell table:style-name="ce283" office:value-type="float" office:value="17" calcext:value-type="float">
            <text:p>17</text:p>
          </table:table-cell>
          <table:table-cell table:style-name="ce283" office:value-type="float" office:value="1995" calcext:value-type="float">
            <text:p>1995</text:p>
          </table:table-cell>
          <table:table-cell table:style-name="ce284" table:formula="of:=IF(OR(AND([.C25]&lt;[.J$1];[.D25]&lt;[.J$2]);[.E25]&lt;[.J$3]);[.C25]*[.J$4];[.C25]*[.J$5])" office:value-type="float" office:value="1075" calcext:value-type="float">
            <text:p>1075</text:p>
          </table:table-cell>
          <table:table-cell table:style-name="ce286" table:formula="of:=[.C25]+[.F25]" office:value-type="float" office:value="22575" calcext:value-type="float">
            <text:p>22575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 style:data-style-name="N2" text:time-value="20:42:10.5485105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51:54.917379353</dc:date>
    <meta:editing-cycles>13</meta:editing-cycles>
    <meta:editing-duration>PT1H5M39S</meta:editing-duration>
    <meta:generator>LibreOffice/5.4.3.2$Linux_X86_64 LibreOffice_project/40m0$Build-2</meta:generator>
    <meta:document-statistic meta:table-count="6" meta:cell-count="682" meta:object-count="1"/>
  </office:meta>
</office:document-meta>
</file>